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3b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挑战杯第一次会议记录</text:p>
      <text:p text:style-name="P1"><text:tab/><text:tab/><text:tab/><text:tab/><text:tab/><text:tab/><text:tab/> <text:s text:c="10"/>2014.11.28 by廖声馨</text:p>
      <text:p text:style-name="P2">1.修改部分</text:p>
      <text:p text:style-name="P2">用户上线下线：用session记录用户状态。</text:p>
      <text:p text:style-name="Standard">用接口获取uid 进行传参，不通过session或cockie来获取uid</text:p>
      <text:p text:style-name="Standard">用户加视频md5组成主键，md5对整个视频文件做完整性校验。</text:p>
      <text:p text:style-name="Standard">上传视频时间忽略，通过接口用直接获取。</text:p>
      <text:p text:style-name="Standard">视频上传可接受重名 md5对整个文件加密确保唯一性。</text:p>
      <text:p text:style-name="Standard">视频上传c：接口细化</text:p>
      <text:p text:style-name="Standard">视频简介加个标签（mysql）。</text:p>
      <text:p text:style-name="Standard">传入参数细化。</text:p>
      <text:p text:style-name="Standard"/>
      <text:p text:style-name="Standard">2.删除部分</text:p>
      <text:p text:style-name="Standard">评分：赞和观看人数保留</text:p>
      <text:p text:style-name="Standard">笔记暂时排除</text:p>
      <text:p text:style-name="Standard">收藏（保留不考虑）</text:p>
      <text:p text:style-name="Standard"/>
      <text:p text:style-name="Standard">3.</text:p>
      <text:p text:style-name="Standard">代码同步（svn） </text:p>
      <text:p text:style-name="Standard">环境统一问题：服务器统一配置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zzle </meta:initial-creator>
    <meta:creation-date>2014-11-28T20:53:45</meta:creation-date>
    <dc:date>2014-11-28T22:26:19</dc:date>
    <dc:creator>dazzle </dc:creator>
    <meta:editing-duration>PT6M40S</meta:editing-duration>
    <meta:editing-cycles>1</meta:editing-cycles>
    <meta:document-statistic meta:table-count="0" meta:image-count="0" meta:object-count="0" meta:page-count="1" meta:paragraph-count="18" meta:word-count="207" meta:character-count="275" meta:non-whitespace-character-count="253"/>
    <meta:generator>LibreOffice/4.0.4.2$Linux_X86_64 LibreOffice_project/400m0$Build-2</meta:generator>
  </office:meta>
</office:document-meta>
</file>